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11.11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4"/>
    <style:style style:name="ce4" style:family="table-cell" style:parent-style-name="Default" style:data-style-name="N10116"/>
    <style:style style:name="ce9" style:family="table-cell" style:parent-style-name="Default" style:data-style-name="N10118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3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51.62" calcext:value-type="float">
            <text:p>51.6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ther sam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S Part Number</text:p>
          </table:table-cell>
          <table:table-cell table:number-columns-repeated="3"/>
          <table:table-cell office:value-type="string" calcext:value-type="string">
            <text:p>Still to order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  <table:table-cell table:formula="of:=COUNTIF([.D$6:.D$39];[.D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$L$3]*[.K6]" office:value-type="float" office:value="20" calcext:value-type="float">
            <text:p>20</text:p>
          </table:table-cell>
          <table:table-cell office:value-type="float" office:value="1557926" calcext:value-type="float">
            <text:p>15579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6]-[.O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  <table:table-cell table:formula="of:=COUNTIF([.D$6:.D$39];[.D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[.$L$3]*[.K7]" office:value-type="float" office:value="10" calcext:value-type="float">
            <text:p>10</text:p>
          </table:table-cell>
          <table:table-cell office:value-type="float" office:value="7901102" calcext:value-type="float">
            <text:p>7901102</text:p>
          </table:table-cell>
          <table:table-cell office:value-type="string" calcext:value-type="string">
            <text:p>Need batte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7]-[.O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  <table:table-cell table:formula="of:=COUNTIF([.D$6:.D$39];[.D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[.$L$3]*[.K8]" office:value-type="float" office:value="20" calcext:value-type="float">
            <text:p>20</text:p>
          </table:table-cell>
          <table:table-cell office:value-type="float" office:value="2644236" calcext:value-type="float">
            <text:p>26442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8]-[.O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  <table:table-cell table:formula="of:=COUNTIF([.D$6:.D$39];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9]*[.$L$3]*[.K9]" office:value-type="float" office:value="40" calcext:value-type="float">
            <text:p>40</text:p>
          </table:table-cell>
          <table:table-cell office:value-type="float" office:value="2644416" calcext:value-type="float">
            <text:p>26444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9]-[.O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  <table:table-cell table:formula="of:=COUNTIF([.D$6:.D$39];[.D1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$L$3]*[.K10]" office:value-type="float" office:value="20" calcext:value-type="float">
            <text:p>20</text:p>
          </table:table-cell>
          <table:table-cell office:value-type="float" office:value="6911161" calcext:value-type="float">
            <text:p>6911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0]-[.O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V, 2A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  <table:table-cell table:formula="of:=COUNTIF([.D$6:.D$39];[.D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*[.$L$3]*[.K11]" office:value-type="float" office:value="80" calcext:value-type="float">
            <text:p>80</text:p>
          </table:table-cell>
          <table:table-cell office:value-type="float" office:value="1528342" calcext:value-type="float">
            <text:p>1528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MAX(0; [.L11]-[.O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  <table:table-cell table:formula="of:=COUNTIF([.D$6:.D$39];[.D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*[.$L$3]*[.K1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MAX(0; [.L12]-[.O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  <table:table-cell table:formula="of:=COUNTIF([.D$6:.D$39];[.D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3]*[.$L$3]*[.K13]" office:value-type="float" office:value="10" calcext:value-type="float">
            <text:p>10</text:p>
          </table:table-cell>
          <table:table-cell office:value-type="string" calcext:value-type="string">
            <text:p>Cool Components</text:p>
          </table:table-cell>
          <table:table-cell table:number-columns-repeated="3"/>
          <table:table-cell table:formula="of:=MAX(0; [.L13]-[.O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  <table:table-cell table:formula="of:=COUNTIF([.D$6:.D$39];[.D1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14]*[.$L$3]*[.K14]" office:value-type="float" office:value="40" calcext:value-type="float">
            <text:p>40</text:p>
          </table:table-cell>
          <table:table-cell office:value-type="float" office:value="1548317" calcext:value-type="float">
            <text:p>1548317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MAX(0; [.L14]-[.O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  <table:table-cell table:formula="of:=COUNTIF([.D$6:.D$39];[.D1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5]*[.$L$3]*[.K15]" office:value-type="float" office:value="20" calcext:value-type="float">
            <text:p>20</text:p>
          </table:table-cell>
          <table:table-cell office:value-type="float" office:value="1731629" calcext:value-type="float">
            <text:p>17316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5]-[.O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  <table:table-cell table:formula="of:=COUNTIF([.D$6:.D$39];[.D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6]*[.$L$3]*[.K16]" office:value-type="float" office:value="0" calcext:value-type="float">
            <text:p>0</text:p>
          </table:table-cell>
          <table:table-cell office:value-type="string" calcext:value-type="string">
            <text:p>Included in 15</text:p>
          </table:table-cell>
          <table:table-cell table:number-columns-repeated="3"/>
          <table:table-cell table:formula="of:=MAX(0; [.L16]-[.O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  <table:table-cell table:formula="of:=COUNTIF([.D$6:.D$39];[.D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*[.$L$3]*[.K17]" office:value-type="float" office:value="10" calcext:value-type="float">
            <text:p>10</text:p>
          </table:table-cell>
          <table:table-cell office:value-type="float" office:value="2518115" calcext:value-type="float">
            <text:p>25181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17]-[.O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  <table:table-cell table:formula="of:=COUNTIF([.D$6:.D$39];[.D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*[.$L$3]*[.K18]" office:value-type="float" office:value="10" calcext:value-type="float">
            <text:p>10</text:p>
          </table:table-cell>
          <table:table-cell office:value-type="float" office:value="1800422" calcext:value-type="float">
            <text:p>18004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18]-[.O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  <table:table-cell table:formula="of:=COUNTIF([.D$6:.D$39];[.D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*[.$L$3]*[.K19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19]-[.O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  <table:table-cell table:formula="of:=COUNTIF([.D$6:.D$39];[.D2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*[.$L$3]*[.K20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20]-[.O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  <table:table-cell table:formula="of:=COUNTIF([.D$6:.D$39];[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*[.$L$3]*[.K21]" office:value-type="float" office:value="10" calcext:value-type="float">
            <text:p>10</text:p>
          </table:table-cell>
          <table:table-cell office:value-type="float" office:value="2518092" calcext:value-type="float">
            <text:p>25180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1]-[.O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  <table:table-cell table:formula="of:=COUNTIF([.D$6:.D$39];[.D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2]*[.$L$3]*[.K22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formula="of:=MAX(0; [.L22]-[.O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  <table:table-cell table:formula="of:=COUNTIF([.D$6:.D$39];[.D2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]*[.$L$3]*[.K23]" office:value-type="float" office:value="20" calcext:value-type="float">
            <text:p>20</text:p>
          </table:table-cell>
          <table:table-cell office:value-type="float" office:value="8967620" calcext:value-type="float">
            <text:p>89676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23]-[.O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  <table:table-cell table:formula="of:=COUNTIF([.D$6:.D$39];[.D2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4]*[.$L$3]*[.K24]" office:value-type="float" office:value="20" calcext:value-type="float">
            <text:p>20</text:p>
          </table:table-cell>
          <table:table-cell office:value-type="float" office:value="8123460" calcext:value-type="float">
            <text:p>81234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4]-[.O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  <table:table-cell table:formula="of:=COUNTIF([.D$6:.D$39];[.D2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5]*[.$L$3]*[.K25]" office:value-type="float" office:value="20" calcext:value-type="float">
            <text:p>20</text:p>
          </table:table-cell>
          <table:table-cell office:value-type="float" office:value="8123574" calcext:value-type="float">
            <text:p>81235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5]-[.O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20 R8 R9 R10 R11 R12 R7 R5 R6 R17 R18 R19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7" calcext:value-type="float">
            <text:p>0.47</text:p>
          </table:table-cell>
          <table:table-cell table:formula="of:=COUNTIF([.D$6:.D$39];[.D2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6]*[.$L$3]*[.K26]" office:value-type="float" office:value="140" calcext:value-type="float">
            <text:p>140</text:p>
          </table:table-cell>
          <table:table-cell office:value-type="float" office:value="6790816" calcext:value-type="float">
            <text:p>6790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formula="of:=MAX(0; [.L26]-[.O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  <table:table-cell table:formula="of:=COUNTIF([.D$6:.D$39];[.D2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7]*[.$L$3]*[.K27]" office:value-type="float" office:value="10" calcext:value-type="float">
            <text:p>10</text:p>
          </table:table-cell>
          <table:table-cell office:value-type="float" office:value="8123435" calcext:value-type="float">
            <text:p>81234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7]-[.O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  <table:table-cell table:formula="of:=COUNTIF([.D$6:.D$39];[.D2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8]*[.$L$3]*[.K28]" office:value-type="float" office:value="10" calcext:value-type="float">
            <text:p>10</text:p>
          </table:table-cell>
          <table:table-cell office:value-type="float" office:value="8123508" calcext:value-type="float">
            <text:p>81235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8]-[.O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  <table:table-cell table:formula="of:=COUNTIF([.D$6:.D$39];[.D2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$L$3]*[.K29]" office:value-type="float" office:value="10" calcext:value-type="float">
            <text:p>10</text:p>
          </table:table-cell>
          <table:table-cell office:value-type="float" office:value="7347117" calcext:value-type="float">
            <text:p>7347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29]-[.O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  <table:table-cell table:formula="of:=COUNTIF([.D$6:.D$39];[.D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0]*[.$L$3]*[.K30]" office:value-type="float" office:value="10" calcext:value-type="float">
            <text:p>10</text:p>
          </table:table-cell>
          <table:table-cell office:value-type="float" office:value="6816836" calcext:value-type="float">
            <text:p>6816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0]-[.O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  <table:table-cell table:formula="of:=COUNTIF([.D$6:.D$39];[.D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$L$3]*[.K31]" office:value-type="float" office:value="10" calcext:value-type="float">
            <text:p>10</text:p>
          </table:table-cell>
          <table:table-cell office:value-type="string" calcext:value-type="string">
            <text:p>636384 (3706953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1]-[.O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  <table:table-cell table:formula="of:=COUNTIF([.D$6:.D$39];[.D3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2]*[.$L$3]*[.K32]" office:value-type="float" office:value="10" calcext:value-type="float">
            <text:p>10</text:p>
          </table:table-cell>
          <table:table-cell office:value-type="float" office:value="6869760" calcext:value-type="float">
            <text:p>68697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2]-[.O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  <table:table-cell table:formula="of:=COUNTIF([.D$6:.D$39];[.D3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*[.$L$3]*[.K33]" office:value-type="float" office:value="10" calcext:value-type="float">
            <text:p>10</text:p>
          </table:table-cell>
          <table:table-cell office:value-type="float" office:value="6869767" calcext:value-type="float">
            <text:p>6869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3]-[.O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  <table:table-cell table:formula="of:=COUNTIF([.D$6:.D$39];[.D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]*[.$L$3]*[.K34]" office:value-type="float" office:value="0" calcext:value-type="float">
            <text:p>0</text:p>
          </table:table-cell>
          <table:table-cell table:number-columns-repeated="4"/>
          <table:table-cell table:formula="of:=MAX(0; [.L34]-[.O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  <table:table-cell table:formula="of:=COUNTIF([.D$6:.D$39];[.D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*[.$L$3]*[.K35]" office:value-type="float" office:value="10" calcext:value-type="float">
            <text:p>10</text:p>
          </table:table-cell>
          <table:table-cell table:number-columns-repeated="4"/>
          <table:table-cell table:formula="of:=MAX(0; [.L35]-[.O35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Arduino-A000005-ARDUINO-NANO/dp/B0097AU5OU/ref=sr_1_4?crid=2LCEQTXYN8GVA&amp;keywords=arduino+nano+v3.0&amp;qid=1569873021&amp;sprefix=arduino+nano%2Caps%2C171&amp;sr=8-4" xlink:type="simple">https://www.amazon.co.uk/Arduino-A000005-ARDUINO-NANO/dp/B0097AU5OU/ref=sr_1_4?crid=2LCEQTXYN8GVA&amp;keywords=arduino+nano+v3.0&amp;qid=1569873021&amp;sprefix=arduino+nano%2Caps%2C171&amp;sr=8-4</text:a></text:p>
          </table:table-cell>
          <table:table-cell table:number-columns-repeated="3"/>
          <table:table-cell office:value-type="float" office:value="19.2" calcext:value-type="float">
            <text:p>19.2</text:p>
          </table:table-cell>
          <table:table-cell/>
          <table:table-cell table:formula="of:=ROUNDUP([.B36]*[.G36]; 2)" office:value-type="float" office:value="19.2" calcext:value-type="float">
            <text:p>19.2</text:p>
          </table:table-cell>
          <table:table-cell table:formula="of:=COUNTIF([.D$6:.D$39];[.D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*[.$L$3]*[.K36]" office:value-type="float" office:value="10" calcext:value-type="float">
            <text:p>10</text:p>
          </table:table-cell>
          <table:table-cell table:number-columns-repeated="4"/>
          <table:table-cell table:formula="of:=MAX(0; [.L36]-[.O36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482280" calcext:value-type="float">
            <text:p>7482280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ROUNDUP([.B37]*[.G37]; 2)" office:value-type="float" office:value="5.67" calcext:value-type="float">
            <text:p>5.67</text:p>
          </table:table-cell>
          <table:table-cell table:formula="of:=COUNTIF([.D$6:.D$39];[.D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]*[.$L$3]*[.K37]" office:value-type="float" office:value="30" calcext:value-type="float">
            <text:p>30</text:p>
          </table:table-cell>
          <table:table-cell table:number-columns-repeated="4"/>
          <table:table-cell table:formula="of:=MAX(0; [.L37]-[.O37])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H-Bridge 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ROUNDUP([.B38]*[.G38]; 2)" office:value-type="float" office:value="0" calcext:value-type="float">
            <text:p>0</text:p>
          </table:table-cell>
          <table:table-cell table:formula="of:=COUNTIF([.D$6:.D$39];[.D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*[.$L$3]*[.K38]" office:value-type="float" office:value="10" calcext:value-type="float">
            <text:p>10</text:p>
          </table:table-cell>
          <table:table-cell office:value-type="string" calcext:value-type="string">
            <text:p>189-91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8]-[.O3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  <table:table-cell table:formula="of:=COUNTIF([.D$6:.D$39];[.D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*[.$L$3]*[.K39]" office:value-type="float" office:value="0" calcext:value-type="float">
            <text:p>0</text:p>
          </table:table-cell>
          <table:table-cell table:number-columns-repeated="4"/>
          <table:table-cell table:formula="of:=MAX(0; [.L39]-[.O39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  <table:table-cell table:formula="of:=COUNTIF([.D$6:.D$39];[.D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0]*[.$L$3]*[.K40]" office:value-type="float" office:value="0" calcext:value-type="float">
            <text:p>0</text:p>
          </table:table-cell>
          <table:table-cell table:number-columns-repeated="4"/>
          <table:table-cell table:formula="of:=MAX(0; [.L40]-[.O40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  <table:table-cell table:number-columns-repeated="8"/>
        </table:table-row>
      </table:table>
      <table:table table:name="Non_PCB_Components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26.82" calcext:value-type="float">
            <text:p>26.8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9.99 for pack of 2 </text:p>
          </table:table-cell>
          <table:table-cell/>
          <table:table-cell table:formula="of:=19.99/2" office:value-type="float" office:value="9.995" calcext:value-type="float">
            <text:p>9.9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" calcext:value-type="float">
            <text:p>10</text:p>
          </table:table-cell>
          <table:table-cell/>
          <table:table-cell office:value-type="string" calcext:value-type="string">
            <text:p>8 (4 packs)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.99 for 5</text:p>
          </table:table-cell>
          <table:table-cell/>
          <table:table-cell table:formula="of:=8.99/5" office:value-type="float" office:value="1.798" calcext:value-type="float">
            <text:p>1.798</text:p>
          </table:table-cell>
          <table:table-cell office:value-type="float" office:value="5" calcext:value-type="float">
            <text:p>5</text:p>
          </table:table-cell>
          <table:table-cell table:formula="of:=ROUNDUP([.B7]*[.G7]; 2)" office:value-type="float" office:value="3.6" calcext:value-type="float">
            <text:p>3.6</text:p>
          </table:table-cell>
          <table:table-cell/>
          <table:table-cell office:value-type="string" calcext:value-type="string">
            <text:p>10 (2 packs)</text:p>
          </table:table-cell>
        </table:table-row>
        <table:table-row table:style-name="ro1">
          <table:table-cell office:value-type="string" calcext:value-type="string">
            <text:p>T-Connecto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5.99/10" office:value-type="float" office:value="0.599" calcext:value-type="float">
            <text:p>0.599</text:p>
          </table:table-cell>
          <table:table-cell/>
          <table:table-cell table:formula="of:=ROUNDUP([.B8]*[.G8]; 2)" office:value-type="float" office:value="0.6" calcext:value-type="float">
            <text:p>0.6</text:p>
          </table:table-cell>
          <table:table-cell/>
          <table:table-cell office:value-type="string" calcext:value-type="string">
            <text:p>10 (1 pack)</text:p>
          </table:table-cell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6.99/10" office:value-type="float" office:value="0.699" calcext:value-type="float">
            <text:p>0.699</text:p>
          </table:table-cell>
          <table:table-cell/>
          <table:table-cell table:formula="of:=ROUNDUP([.B9]*[.G9]; 2)" office:value-type="float" office:value="0.7" calcext:value-type="float">
            <text:p>0.7</text:p>
          </table:table-cell>
          <table:table-cell/>
          <table:table-cell office:value-type="string" calcext:value-type="string">
            <text:p>1 set</text:p>
          </table:table-cell>
        </table:table-row>
        <table:table-row table:style-name="ro1">
          <table:table-cell office:value-type="string" calcext:value-type="string">
            <text:p>MicroBit Connect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/>
          <table:table-cell table:formula="of:=ROUNDUP([.B10]*[.G10]; 2)"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ROUNDUP([.B11]*[.G11]; 2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  <table:table-cell table:number-columns-repeated="2"/>
        </table:table-row>
      </table:table>
      <table:table table:name="Mechanical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94.3752139177228" calcext:value-type="float">
            <text:p>94.375213917722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8.1195595" calcext:value-type="currency">
            <text:p>£88.12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9.487108" calcext:value-type="currency">
            <text:p>£99.49</text:p>
          </table:table-cell>
          <table:table-cell table:style-name="ce9" table:formula="of:=[.B17]*[.D$15]" office:value-type="currency" office:currency="GBP" office:value="99.487108" calcext:value-type="currency">
            <text:p>£99.49</text:p>
          </table:table-cell>
          <table:table-cell table:number-columns-repeated="4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91.50743" calcext:value-type="currency">
            <text:p>£91.51</text:p>
          </table:table-cell>
          <table:table-cell table:style-name="ce9" table:formula="of:=[.B18]*[.D$15]" office:value-type="currency" office:currency="GBP" office:value="183.01486" calcext:value-type="currency">
            <text:p>£183.01</text:p>
          </table:table-cell>
          <table:table-cell table:number-columns-repeated="3"/>
          <table:table-cell table:formula="of:=([.B18]/[.A18])/[.B$17]" office:value-type="float" office:value="0.919791838757641" calcext:value-type="float">
            <text:p>0.919791838757641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9.526892" calcext:value-type="currency">
            <text:p>£89.53</text:p>
          </table:table-cell>
          <table:table-cell table:style-name="ce9" table:formula="of:=[.B19]*[.D$15]" office:value-type="currency" office:currency="GBP" office:value="268.580676" calcext:value-type="currency">
            <text:p>£268.58</text:p>
          </table:table-cell>
          <table:table-cell table:number-columns-repeated="3"/>
          <table:table-cell table:formula="of:=([.B19]/[.A19])/[.B$17]" office:value-type="float" office:value="0.899884354865356" calcext:value-type="float">
            <text:p>0.899884354865356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8.7071465" calcext:value-type="currency">
            <text:p>£88.71</text:p>
          </table:table-cell>
          <table:table-cell table:style-name="ce9" table:formula="of:=[.B20]*[.D$15]" office:value-type="currency" office:currency="GBP" office:value="354.828586" calcext:value-type="currency">
            <text:p>£354.83</text:p>
          </table:table-cell>
          <table:table-cell table:number-columns-repeated="3"/>
          <table:table-cell table:formula="of:=([.B20]/[.A20])/[.B$17]" office:value-type="float" office:value="0.891644639021973" calcext:value-type="float">
            <text:p>0.891644639021973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7.833984" calcext:value-type="currency">
            <text:p>£87.83</text:p>
          </table:table-cell>
          <table:table-cell table:style-name="ce9" table:formula="of:=[.B21]*[.D$15]" office:value-type="currency" office:currency="GBP" office:value="439.16992" calcext:value-type="currency">
            <text:p>£439.17</text:p>
          </table:table-cell>
          <table:table-cell table:number-columns-repeated="3"/>
          <table:table-cell table:formula="of:=([.B21]/[.A21])/[.B$17]" office:value-type="float" office:value="0.882867999339171" calcext:value-type="float">
            <text:p>0.882867999339171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7.7079746666667" calcext:value-type="currency">
            <text:p>£87.71</text:p>
          </table:table-cell>
          <table:table-cell table:style-name="ce9" table:formula="of:=[.B22]*[.D$15]" office:value-type="currency" office:currency="GBP" office:value="526.247848" calcext:value-type="currency">
            <text:p>£526.25</text:p>
          </table:table-cell>
          <table:table-cell table:number-columns-repeated="3"/>
          <table:table-cell table:formula="of:=([.B22]/[.A22])/[.B$17]" office:value-type="float" office:value="0.881601409769261" calcext:value-type="float">
            <text:p>0.881601409769261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8.95398" calcext:value-type="currency">
            <text:p>£88.95</text:p>
          </table:table-cell>
          <table:table-cell table:style-name="ce9" table:formula="of:=[.B23]*[.D$15]" office:value-type="currency" office:currency="GBP" office:value="622.67786" calcext:value-type="currency">
            <text:p>£622.68</text:p>
          </table:table-cell>
          <table:table-cell/>
          <table:table-cell office:value-type="string" calcext:value-type="string">
            <text:p>2.95% Transaction fee</text:p>
          </table:table-cell>
          <table:table-cell/>
          <table:table-cell table:formula="of:=([.B23]/[.A23])/[.B$17]" office:value-type="float" office:value="0.894125699181044" calcext:value-type="float">
            <text:p>0.894125699181044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8.1195595" calcext:value-type="currency">
            <text:p>£88.12</text:p>
          </table:table-cell>
          <table:table-cell table:style-name="ce9" table:formula="of:=[.B24]*[.D$15]" office:value-type="currency" office:currency="GBP" office:value="704.956476" calcext:value-type="currency">
            <text:p>£704.96</text:p>
          </table:table-cell>
          <table:table-cell table:number-columns-repeated="3"/>
          <table:table-cell table:formula="of:=([.B24]/[.A24])/[.B$17]" office:value-type="float" office:value="0.885738476788369" calcext:value-type="float">
            <text:p>0.885738476788369</text:p>
          </table:table-cell>
        </table:table-row>
      </table:table>
      <table:table table:name="Total" table:style-name="ta1"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Mechanical.I1]" office:value-type="currency" office:currency="GBP" office:value="94.3752139177228" calcext:value-type="currency">
            <text:p>£94.38</text:p>
          </table:table-cell>
          <table:table-cell table:style-name="ce5" table:formula="of:=[.B2]*[.D2]" office:value-type="currency" office:currency="GBP" office:value="755.001711341783" calcext:value-type="currency">
            <text:p>£755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Non_PCB_Components.I1]" office:value-type="currency" office:currency="GBP" office:value="26.82" calcext:value-type="currency">
            <text:p>£26.82</text:p>
          </table:table-cell>
          <table:table-cell table:style-name="ce5" table:formula="of:=[.B3]*[.D3]" office:value-type="currency" office:currency="GBP" office:value="214.56" calcext:value-type="currency">
            <text:p>£21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table:formula="of:=[$Components.I1]" office:value-type="currency" office:currency="GBP" office:value="51.62" calcext:value-type="currency">
            <text:p>£51.62</text:p>
          </table:table-cell>
          <table:table-cell table:style-name="ce5" table:formula="of:=[.B4]*[.D4]" office:value-type="currency" office:currency="GBP" office:value="516.2" calcext:value-type="currency">
            <text:p>£516.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5]*[.D5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6]*[.D6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7]*[.D7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" table:formula="of:=SUM([.E2:.E7])" office:value-type="currency" office:currency="GBP" office:value="1485.76171134178" calcext:value-type="currency">
            <text:p>£1,485.76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umber of Rov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5" table:formula="of:=[.H17]/[.K17]" office:value-type="currency" office:currency="GBP" office:value="0.846077859099277" calcext:value-type="currency">
            <text:p>£0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s (RS)</text:p>
          </table:table-cell>
          <table:table-cell table:style-name="ce5" office:value-type="currency" office:currency="GBP" office:value="249.59" calcext:value-type="currency">
            <text:p>£249.59</text:p>
          </table:table-cell>
          <table:table-cell/>
          <table:table-cell office:value-type="string" calcext:value-type="string">
            <text:p>External</text:p>
          </table:table-cell>
          <table:table-cell table:formula="of:=[$Non_PCB_Components.I1]" office:value-type="float" office:value="26.82" calcext:value-type="float">
            <text:p>26.82</text:p>
          </table:table-cell>
          <table:table-cell/>
          <table:table-cell office:value-type="string" calcext:value-type="string">
            <text:p>2 x Chassis &amp; Shipping Price</text:p>
          </table:table-cell>
          <table:table-cell table:style-name="ce5" office:value-type="currency" office:currency="GBP" office:value="188.43" calcext:value-type="currency">
            <text:p>£188.43</text:p>
          </table:table-cell>
          <table:table-cell/>
          <table:table-cell office:value-type="string" calcext:value-type="string">
            <text:p>Total USD</text:p>
          </table:table-cell>
          <table:table-cell table:formula="of:=SUM([.K18:.K19])" office:value-type="float" office:value="222.71" calcext:value-type="float">
            <text:p>222.71</text:p>
          </table:table-cell>
          <table:table-cell/>
        </table:table-row>
        <table:table-row table:style-name="ro1">
          <table:table-cell office:value-type="string" calcext:value-type="string">
            <text:p>PCBs</text:p>
          </table:table-cell>
          <table:table-cell table:style-name="ce5" office:value-type="currency" office:currency="GBP" office:value="27.36" calcext:value-type="currency">
            <text:p>£27.36</text:p>
          </table:table-cell>
          <table:table-cell/>
          <table:table-cell office:value-type="string" calcext:value-type="string">
            <text:p>X 10</text:p>
          </table:table-cell>
          <table:table-cell table:formula="of:=[.E17]*[.D14]" office:value-type="float" office:value="214.56" calcext:value-type="float">
            <text:p>214.56</text:p>
          </table:table-cell>
          <table:table-cell/>
          <table:table-cell office:value-type="string" calcext:value-type="string">
            <text:p>Chassis</text:p>
          </table:table-cell>
          <table:table-cell table:style-name="ce5" table:formula="of:=ROUNDUP([.H17]*[.L18];2)" office:value-type="currency" office:currency="GBP" office:value="157" calcext:value-type="currency">
            <text:p>£157.00</text:p>
          </table:table-cell>
          <table:table-cell/>
          <table:table-cell office:value-type="string" calcext:value-type="string">
            <text:p>Chassis</text:p>
          </table:table-cell>
          <table:table-cell office:value-type="float" office:value="185.56" calcext:value-type="float">
            <text:p>185.56</text:p>
          </table:table-cell>
          <table:table-cell table:formula="of:=[.K18]/[.K17]" office:value-type="float" office:value="0.833191145435768" calcext:value-type="float">
            <text:p>0.833191145435768</text:p>
          </table:table-cell>
        </table:table-row>
        <table:table-row table:style-name="ro1">
          <table:table-cell office:value-type="string" calcext:value-type="string">
            <text:p>External components</text:p>
          </table:table-cell>
          <table:table-cell table:style-name="ce5" table:formula="of:=[.E18]" office:value-type="currency" office:currency="GBP" office:value="214.56" calcext:value-type="currency">
            <text:p>£214.56</text:p>
          </table:table-cell>
          <table:table-cell table:number-columns-repeated="4"/>
          <table:table-cell office:value-type="string" calcext:value-type="string">
            <text:p>Shipping</text:p>
          </table:table-cell>
          <table:table-cell table:style-name="ce5" table:formula="of:=ROUNDUP([.H17]*[.L19];2)" office:value-type="currency" office:currency="GBP" office:value="31.44" calcext:value-type="currency">
            <text:p>£31.44</text:p>
          </table:table-cell>
          <table:table-cell/>
          <table:table-cell office:value-type="string" calcext:value-type="string">
            <text:p>Shipping</text:p>
          </table:table-cell>
          <table:table-cell office:value-type="float" office:value="37.15" calcext:value-type="float">
            <text:p>37.15</text:p>
          </table:table-cell>
          <table:table-cell table:formula="of:=[.K19]/[.K17]" office:value-type="float" office:value="0.166808854564231" calcext:value-type="float">
            <text:p>0.1668088545642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ssis + shipping + taxes (x2)</text:p>
          </table:table-cell>
          <table:table-cell table:style-name="ce5" table:formula="of:=[.H23]" office:value-type="currency" office:currency="GBP" office:value="235.11" calcext:value-type="currency">
            <text:p>£235.11</text:p>
          </table:table-cell>
          <table:table-cell table:style-name="ce5"/>
          <table:table-cell table:number-columns-repeated="3"/>
          <table:table-cell office:value-type="string" calcext:value-type="string">
            <text:p>Duty (from DHL)</text:p>
          </table:table-cell>
          <table:table-cell table:style-name="ce5" office:value-type="currency" office:currency="GBP" office:value="46.68" calcext:value-type="currency">
            <text:p>£4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sis (x8)</text:p>
          </table:table-cell>
          <table:table-cell table:style-name="ce5"/>
          <table:table-cell table:style-name="ce5" table:formula="of:=[.B21]*([.D14]-2)/2" office:value-type="currency" office:currency="GBP" office:value="705.33" calcext:value-type="currency">
            <text:p>£705.33</text:p>
          </table:table-cell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otal</text:p>
          </table:table-cell>
          <table:table-cell table:style-name="ce5" table:formula="of:=[.H17]+[.H21]" office:value-type="currency" office:currency="GBP" office:value="235.11" calcext:value-type="currency">
            <text:p>£235.1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PLA</text:p>
          </table:table-cell>
          <table:table-cell table:style-name="ce5" office:value-type="currency" office:currency="GBP" office:value="15" calcext:value-type="currency">
            <text:p>£1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5" office:value-type="currency" office:currency="GBP" office:value="17.99" calcext:value-type="currency">
            <text:p>£17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ttery Checker</text:p>
          </table:table-cell>
          <table:table-cell table:style-name="ce5" office:value-type="currency" office:currency="GBP" office:value="5.99" calcext:value-type="currency">
            <text:p>£5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formula="of:=([.H23]-13)/[.H17]" office:value-type="float" office:value="1.17874011569283" calcext:value-type="float">
            <text:p>1.17874011569283</text:p>
          </table:table-cell>
          <table:table-cell/>
          <table:table-cell table:style-name="ce3" office:value-type="currency" office:currency="USD" office:value="640.78" calcext:value-type="currency">
            <text:p>$640.78</text:p>
          </table:table-cell>
          <table:table-cell office:value-type="string" calcext:value-type="string">
            <text:p>USD</text:p>
          </table:table-cell>
          <table:table-cell office:value-type="float" office:value="623.04" calcext:value-type="float">
            <text:p>623.04</text:p>
          </table:table-cell>
        </table:table-row>
        <table:table-row table:style-name="ro1">
          <table:table-cell office:value-type="string" calcext:value-type="string">
            <text:p>Chassis * 6 + shipping</text:p>
          </table:table-cell>
          <table:table-cell table:style-name="ce5" office:value-type="currency" office:currency="GBP" office:value="508.01" calcext:value-type="currency">
            <text:p>£508.01</text:p>
          </table:table-cell>
          <table:table-cell table:number-columns-repeated="5"/>
          <table:table-cell table:style-name="ce5"/>
          <table:table-cell/>
          <table:table-cell office:value-type="float" office:value="0.7728" calcext:value-type="float">
            <text:p>0.7728</text:p>
          </table:table-cell>
          <table:table-cell office:value-type="string" calcext:value-type="string">
            <text:p>Exchange rate</text:p>
          </table:table-cell>
          <table:table-cell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18.36" calcext:value-type="float">
            <text:p>118.36</text:p>
          </table:table-cell>
          <table:table-cell table:number-columns-repeated="7"/>
          <table:table-cell table:style-name="ce5" table:formula="of:=[.J27]*[.J28]" office:value-type="currency" office:currency="GBP" office:value="495.194784" calcext:value-type="currency">
            <text:p>£495.19</text:p>
          </table:table-cell>
          <table:table-cell office:value-type="string" calcext:value-type="string">
            <text:p>GBP</text:p>
          </table:table-cell>
          <table:table-cell/>
        </table:table-row>
        <table:table-row table:style-name="ro1">
          <table:table-cell table:number-columns-repeated="9"/>
          <table:table-cell table:style-name="ce5" table:formula="of:=[.J29]*[.H27]" office:value-type="currency" office:currency="GBP" office:value="583.705956982646" calcext:value-type="currency">
            <text:p>£583.71</text:p>
          </table:table-cell>
          <table:table-cell office:value-type="string" calcext:value-type="string">
            <text:p>GBP + Dut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payments.dhl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inc VAT)</text:p>
          </table:table-cell>
          <table:table-cell table:style-name="ce5" table:formula="of:=SUM([.B17:.B31])" office:value-type="currency" office:currency="GBP" office:value="1391.97" calcext:value-type="currency">
            <text:p>£1,391.97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Total (ex VAT)</text:p>
          </table:table-cell>
          <table:table-cell table:style-name="ce5" table:formula="of:=[.B32]/1.2" office:value-type="currency" office:currency="GBP" office:value="1159.975" calcext:value-type="currency">
            <text:p>£1,159.98</text:p>
          </table:table-cell>
          <table:table-cell table:number-columns-repeated="2"/>
          <table:table-cell office:value-type="string" calcext:value-type="string">
            <text:p>From Nathan (to invoice)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</table:table>
      <table:table table:name="Number of Parts" table:style-name="ta1">
        <table:table-column table:style-name="co8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formula="of:=SUM([$Components.B6:$Components.B38])" office:value-type="float" office:value="65" calcext:value-type="float">
            <text:p>65</text:p>
          </table:table-cell>
          <table:table-cell/>
          <table:table-cell office:value-type="string" calcext:value-type="string">
            <text:p>Whee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E4]*[.F4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on PCB</text:p>
          </table:table-cell>
          <table:table-cell table:formula="of:=SUM([$Non_PCB_Components.B6:$Non_PCB_Components.B11])" office:value-type="float" office:value="8" calcext:value-type="float">
            <text:p>8</text:p>
          </table:table-cell>
          <table:table-cell/>
          <table:table-cell office:value-type="string" calcext:value-type="string">
            <text:p>Moto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5]*[.F5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]*[.F6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ss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5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:.G7]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ll rovers</text:p>
          </table:table-cell>
          <table:table-cell table:formula="of:=[.B9]*8" office:value-type="float" office:value="584" calcext:value-type="float">
            <text:p>584</text:p>
          </table:table-cell>
          <table:table-cell table:number-columns-repeated="4"/>
          <table:table-cell table:formula="of:=[.G10]*8" office:value-type="float" office:value="1784" calcext:value-type="float">
            <text:p>1784</text:p>
          </table:table-cell>
        </table:table-row>
      </table:table>
      <table:named-expressions/>
      <table:database-ranges>
        <table:database-range table:name="__Anonymous_Sheet_DB__0" table:target-range-address="Components.A5:Components.M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8P0" style:volatile="true" number:language="en" number:country="GB">
      <number:currency-symbol number:language="en" number:country="IE">£</number:currency-symbol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en" number:country="IE">£</number:currency-symbol>
      <number:number number:decimal-places="2" loext:min-decimal-places="2" number:min-integer-digits="1" number:grouping="true"/>
      <style:map style:condition="value()&gt;=0" style:apply-style-name="N1011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9:14:07.323035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11-15T19:28:51.538859736</dc:date>
    <meta:editing-duration>PT7H3M19S</meta:editing-duration>
    <meta:editing-cycles>54</meta:editing-cycles>
    <meta:generator>LibreOffice/6.0.7.3$Linux_X86_64 LibreOffice_project/00m0$Build-3</meta:generator>
    <meta:document-statistic meta:table-count="5" meta:cell-count="715" meta:object-count="0"/>
  </office:meta>
</office:document-meta>
</file>